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8.1pt"/>
    </style:style>
    <style:style style:name="co2" style:family="table-column">
      <style:table-column-properties fo:break-before="auto" style:column-width="64.01pt"/>
    </style:style>
    <style:style style:name="co3" style:family="table-column">
      <style:table-column-properties fo:break-before="auto" style:column-width="633.74pt"/>
    </style:style>
    <style:style style:name="co4" style:family="table-column">
      <style:table-column-properties fo:break-before="auto" style:column-width="126.6pt"/>
    </style:style>
    <style:style style:name="ro1" style:family="table-row">
      <style:table-row-properties style:row-height="14.2pt" fo:break-before="auto" style:use-optimal-row-height="true"/>
    </style:style>
    <style:style style:name="ro2" style:family="table-row">
      <style:table-row-properties style:row-height="68.94pt" fo:break-before="auto" style:use-optimal-row-height="true"/>
    </style:style>
    <style:style style:name="ro3" style:family="table-row">
      <style:table-row-properties style:row-height="90.99pt" fo:break-before="auto" style:use-optimal-row-height="true"/>
    </style:style>
    <style:style style:name="ro4" style:family="table-row">
      <style:table-row-properties style:row-height="79.85pt" fo:break-before="auto" style:use-optimal-row-height="true"/>
    </style:style>
    <style:style style:name="ro5" style:family="table-row">
      <style:table-row-properties style:row-height="236.55pt" fo:break-before="auto" style:use-optimal-row-height="true"/>
    </style:style>
    <style:style style:name="ro6" style:family="table-row">
      <style:table-row-properties style:row-height="169.4pt" fo:break-before="auto" style:use-optimal-row-height="true"/>
    </style:style>
    <style:style style:name="ro7" style:family="table-row">
      <style:table-row-properties style:row-height="102.19pt" fo:break-before="auto" style:use-optimal-row-height="true"/>
    </style:style>
    <style:style style:name="ro8" style:family="table-row">
      <style:table-row-properties style:row-height="46.46pt" fo:break-before="auto" style:use-optimal-row-height="true"/>
    </style:style>
    <style:style style:name="ro9" style:family="table-row">
      <style:table-row-properties style:row-height="158.94pt" fo:break-before="auto" style:use-optimal-row-height="true"/>
    </style:style>
    <style:style style:name="ro10" style:family="table-row">
      <style:table-row-properties style:row-height="124.61pt" fo:break-before="auto" style:use-optimal-row-height="true"/>
    </style:style>
    <style:style style:name="ro1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text-properties fo:font-size="11pt" fo:font-weight="bold" style:font-size-asian="11pt" style:font-weight-asian="bold" style:font-size-complex="11pt" style:font-weight-complex="bold"/>
    </style:style>
    <style:style style:name="ce2" style:family="table-cell" style:parent-style-name="Default">
      <style:table-cell-properties fo:wrap-option="wrap" style:vertical-align="top"/>
    </style:style>
    <style:style style:name="T1" style:family="text">
      <style:text-properties style:text-position="super"/>
    </style:style>
  </office:automatic-styles>
  <office:body>
    <office:spreadsheet>
      <table:calculation-settings table:automatic-find-labels="false"/>
      <table:table table:name="Sheet1" table:style-name="ta1">
        <table:table-column table:style-name="co1" table:number-columns-repeated="2"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2" table:number-columns-repeated="1018" table:default-cell-style-name="ce2"/>
        <table:table-row table:style-name="ro1">
          <table:table-cell table:style-name="ce1" office:value-type="string" calcext:value-type="string">
            <text:p>Titel</text:p>
          </table:table-cell>
          <table:table-cell table:style-name="ce1" office:value-type="string" calcext:value-type="string">
            <text:p>Author</text:p>
          </table:table-cell>
          <table:table-cell table:style-name="ce1" office:value-type="string" calcext:value-type="string">
            <text:p>Year</text:p>
          </table:table-cell>
          <table:table-cell table:style-name="ce1" office:value-type="string" calcext:value-type="string">
            <text:p>Journal</text:p>
          </table:table-cell>
          <table:table-cell table:style-name="ce1" office:value-type="string" calcext:value-type="string">
            <text:p>Abstract</text:p>
          </table:table-cell>
          <table:table-cell table:style-name="ce1" office:value-type="string" calcext:value-type="string">
            <text:p>URL</text:p>
          </table:table-cell>
          <table:table-cell table:style-name="ce1" table:number-columns-repeated="1018"/>
        </table:table-row>
        <table:table-row table:style-name="ro2">
          <table:table-cell office:value-type="string" calcext:value-type="string">
            <text:p>Footprints on a Blockchain: Trading and Information Leakage in Distributed Ledgers</text:p>
          </table:table-cell>
          <table:table-cell office:value-type="string" calcext:value-type="string">
            <text:p>Rune Tevasvold Aune, Adam Krellenstein, Maureen O’Hara and Ouziel Slama</text:p>
          </table:table-cell>
          <table:table-cell office:value-type="float" office:value="2017" calcext:value-type="float">
            <text:p>2017</text:p>
          </table:table-cell>
          <table:table-cell office:value-type="string" calcext:value-type="string">
            <text:p>Journal of Trading</text:p>
          </table:table-cell>
          <table:table-cell office:value-type="string" calcext:value-type="string">
            <text:p>This article examines information leakage when trading in distributed ledgers. We show how the lack of time priority in the period between the publication of a transaction and its validation by miners or designated participants can expose a transaction’s footprint to the market, resulting in potential front-running and manipulation. We propose a cryptographic approach for solving information leakage problems in distributed ledgers that relies on using a hash (or fingerprint) to secure time priority, followed by a second communication that reveals more features of the underlying market transaction—in effect using a transaction’s fingerprint to hide its footprint. Solving the information leakage problem greatly expands the potential applications of private distributed ledger technology to include trading.</text:p>
          </table:table-cell>
          <table:table-cell office:value-type="string" calcext:value-type="string">
            <text:p>http://jot.iijournals.com/content/12/3/5</text:p>
          </table:table-cell>
          <table:table-cell table:number-columns-repeated="1018"/>
        </table:table-row>
        <table:table-row table:style-name="ro3">
          <table:table-cell office:value-type="string" calcext:value-type="string">
            <text:p>Market Design with Blockchain Technology</text:p>
          </table:table-cell>
          <table:table-cell office:value-type="string" calcext:value-type="string">
            <text:p>Katya Malinova, Andreas Park</text:p>
          </table:table-cell>
          <table:table-cell office:value-type="float" office:value="2017" calcext:value-type="float">
            <text:p>2017</text:p>
          </table:table-cell>
          <table:table-cell office:value-type="string" calcext:value-type="string">
            <text:p>SSRN</text:p>
          </table:table-cell>
          <table:table-cell office:value-type="string" calcext:value-type="string">
            <text:p>Blockchain or, more generally, distributed ledger technology allows to create a decentralized digital ledger of transactions and to share it among a network of computers. In this paper, we argue that the implementation of this technology in financial markets offers investors new options for managing the degree of transparency of their holdings and their trading intentions. We first identify two intrinsic features of a distributed ledger that impact the availability of these new options, namely the mapping between identifiers and end-investors and the degree of transparency of the ledger, and we then examine how the implementation design of these critical features affects investor trading behavior, trading costs, and investor welfare, in a theoretical model of intermediated and peer-to-peer trading. The most transparent setting yields the highest investor welfare, despite the risk of front-running. In the absence of full transparency, welfare is weakly higher if investors are allowed to split their holdings among many identifiers. </text:p>
          </table:table-cell>
          <table:table-cell office:value-type="string" calcext:value-type="string">
            <text:p>https://papers.ssrn.com/sol3/papers.cfm?abstract_id=2785626</text:p>
          </table:table-cell>
          <table:table-cell table:number-columns-repeated="1018"/>
        </table:table-row>
        <table:table-row table:style-name="ro4">
          <table:table-cell office:value-type="string" calcext:value-type="string">
            <text:p>Predicting Fluctuations in Cryptocurrency Transactions Based on User Comments and Replies</text:p>
          </table:table-cell>
          <table:table-cell office:value-type="string" calcext:value-type="string">
            <text:p>Young Bin Kim, Jun Gi Kim, Wook Kim, Jae Ho Im, Tae Hyeong Kim, Shin Jin Kang, Chang Hun Kim</text:p>
          </table:table-cell>
          <table:table-cell office:value-type="float" office:value="2016" calcext:value-type="float">
            <text:p>2016</text:p>
          </table:table-cell>
          <table:table-cell office:value-type="string" calcext:value-type="string">
            <text:p>PLOS ONE</text:p>
          </table:table-cell>
          <table:table-cell office:value-type="string" calcext:value-type="string">
            <text:p>This paper proposes a method to predict fluctuations in the prices of cryptocurrencies, which are increasingly used for online transactions worldwide. Little research has been conducted on predicting fluctuations in the price and number of transactions of a variety of cryptocurrencies. Moreover, the few methods proposed to predict fluctuation in currency prices are inefficient because they fail to take into account the differences in attributes between real currencies and cryptocurrencies. This paper analyzes user comments in online cryptocurrency communities to predict fluctuations in the prices of cryptocurrencies and the number of transactions. By focusing on three cryptocurrencies, each with a large market size and user base, this paper attempts to predict such fluctuations by using a simple and efficient method.</text:p>
          </table:table-cell>
          <table:table-cell office:value-type="string" calcext:value-type="string">
            <text:p>http://journals.plos.org/plosone/article/file?id=10.1371/journal.pone.0161197&amp;type=printable</text:p>
          </table:table-cell>
          <table:table-cell table:number-columns-repeated="1018"/>
        </table:table-row>
        <table:table-row table:style-name="ro4">
          <table:table-cell office:value-type="string" calcext:value-type="string">
            <text:p>Can We Predict the Winner in a Market with Network Effects? Competition in Cryptocurrency Market</text:p>
          </table:table-cell>
          <table:table-cell office:value-type="string" calcext:value-type="string">
            <text:p>Neil Gandal and Hanna Halaburda</text:p>
          </table:table-cell>
          <table:table-cell office:value-type="float" office:value="2016" calcext:value-type="float">
            <text:p>2016</text:p>
          </table:table-cell>
          <table:table-cell office:value-type="string" calcext:value-type="string">
            <text:p>games</text:p>
          </table:table-cell>
          <table:table-cell office:value-type="string" calcext:value-type="string">
            <text:p><text:s/>We analyze how network effects affect competition in the nascent cryptocurrency market. We do so by examining early dynamics of exchange rates among different cryptocurrencies. While Bitcoin essentially dominates this market, our data suggest no evidence of a winner-take-all effect early in the market. Indeed, for a relatively long period, a few other cryptocurrencies competing with Bitcoin (the early industry leader) appreciated much more quickly than Bitcoin. The data in this period are consistent with the use of cryptocurrencies as financial assets (popularized by Bitcoin), and not consistent with winner-take-all dynamics. Toward the end of our sample, however, things change dramatically. Bitcoin appreciates against the USD, while other currencies depreciate against the USD. The data in this period are consistent with strong network effects and winner-take-all dynamics. This trend continues at the time of writing.</text:p>
          </table:table-cell>
          <table:table-cell office:value-type="string" calcext:value-type="string">
            <text:p>http://www.mdpi.com/2073-4336/7/3/16/html</text:p>
          </table:table-cell>
          <table:table-cell table:number-columns-repeated="1018"/>
        </table:table-row>
        <table:table-row table:style-name="ro5">
          <table:table-cell office:value-type="string" calcext:value-type="string">
            <text:p>Predicting Bitcoin: a robust model for predicting Bitcoin price directions based on network influencers</text:p>
          </table:table-cell>
          <table:table-cell office:value-type="string" calcext:value-type="string">
            <text:p>Gillett, Jonathan</text:p>
          </table:table-cell>
          <table:table-cell office:value-type="float" office:value="2016" calcext:value-type="float">
            <text:p>2016</text:p>
          </table:table-cell>
          <table:table-cell office:value-type="string" calcext:value-type="string">
            <text:p>Master Thesis, University of Ontario</text:p>
          </table:table-cell>
          <table:table-cell office:value-type="string" calcext:value-type="string">
            <text:p>The ability to predict financial markets has tremendous potential to limit exposure to risk and provide better assurances of annualized gains. In this thesis, a model for predicting the future daily price of Bitcoin is proposed and evaluated in comparison to that of a purely random model. Bitcoin is a novel digital currency that relies on cryptography instead of a central authority to verify transactions. Without a central authority, Bitcoin requires a complete list of all transactions to be made public so that they can be verified by all users. This unique feature of Bitcoin, where all transactions are public, is exploited by the model to predict the future price directions based on the actions of Bitcoin users. The daily activity of the markets, aggregate network features, and the actions of major network influencers are all used as features for the predictive model. Where major network influencers are defined as users that accumulate a disproportionate amount of wealth within the Bitcoin network compared to others. The information about the actions of all Bitcoin users are extracted from the blockchain and stored in a relational database for ease of use. Two metrics were created to identify the major network influencers based on the history of their actions recorded on the blockchain. The first metric, based on the concept of an h-index, often used in academia to rank authors by their citations, is used to rank users by the amount of wealth they accumulate monthly. The second metric is based on the optimization of multiple objectives, the maximum increase in wealth with the least amount of activity using Pareto optimization. All of the major network influencers identified were then used as features, in combination with aggregate network features, and market data, to test and evaluate several predictive models. The models created were based on non-linear equations, support vector machines, decision trees, and XGBoost; all evaluated and compared using the same data. The XGBoost model consistently proved to be much more accurate than all other models and was used for the final set of experiments. The XGBoost model was compared to that of a purely random Monte Carlo model using the entire history of data for the period of 2013–2016. The first set of experiments were conducted using various sizes of training and testing data, in each case the XGBoost model had an accuracy 20% greater than that of the Monte Carlo model. For the final experiments, the model was tested in a realistic scenario, predicting the price direction for each future day, while also being re-trained using the results of each new day. The XGBoost model achieved a much better performance in comparison to the Monte Carlo model, which had approximately 50% accuracy, whereas the XGBoost model had 70%–79% accuracy.</text:p>
          </table:table-cell>
          <table:table-cell office:value-type="string" calcext:value-type="string">
            <text:p>https://ir.library.dc-uoit.ca/handle/10155/884</text:p>
          </table:table-cell>
          <table:table-cell table:number-columns-repeated="1018"/>
        </table:table-row>
        <table:table-row table:style-name="ro6">
          <table:table-cell office:value-type="string" calcext:value-type="string">
            <text:p>Using sentiment analysis to predict interday Bitcoin price movements</text:p>
          </table:table-cell>
          <table:table-cell office:value-type="string" calcext:value-type="string">
            <text:p><text:s/>Vytautas Karalevicius</text:p>
          </table:table-cell>
          <table:table-cell office:value-type="float" office:value="2017" calcext:value-type="float">
            <text:p>2017</text:p>
          </table:table-cell>
          <table:table-cell office:value-type="string" calcext:value-type="string">
            <text:p>The Journal of Risk and Finance</text:p>
          </table:table-cell>
          <table:table-cell office:value-type="string" calcext:value-type="string">
            <text:p>Purpose</text:p>
            <text:p>The purpose of this study is to measure the interaction between media sentiment and the Bitcoin price. Because some researchers argued that the Bitcoin value is also determined by perception of users and investors, this paper examines how.</text:p>
            <text:p/>
            <text:p>Design/methodology/approach</text:p>
            <text:p>The database of relative news articles as well as blog posts has been collected for the purpose of this research. Hence, each article has been given a sentiment score depending on the negative and positive words used in the article.</text:p>
            <text:p/>
            <text:p>Findings</text:p>
            <text:p>This paper has identified that interaction between media sentiment and the Bitcoin price exists, and that there is a tendency for investors to overreact on news in a short period of time.</text:p>
            <text:p/>
            <text:p>Originality/value</text:p>
            <text:p>While sentiment analysis of Twitter posts as a predictor of the Bitcoin price has been conducted in the past, this research does not have any analog because psycho-semantic dictionaries have not been applied earlier in the Bitcoin research.</text:p>
          </table:table-cell>
          <table:table-cell office:value-type="string" calcext:value-type="string">
            <text:p>https://www.emeraldinsight.com/doi/pdfplus/10.1108/JRF-06-2017-0092</text:p>
          </table:table-cell>
          <table:table-cell table:number-columns-repeated="1018"/>
        </table:table-row>
        <table:table-row table:style-name="ro3">
          <table:table-cell office:value-type="string" calcext:value-type="string">
            <text:p>Algorithmic Trading of Cryptocurrency</text:p>
            <text:p>Based on Twitter Sentiment Analysis</text:p>
          </table:table-cell>
          <table:table-cell office:value-type="string" calcext:value-type="string">
            <text:p>Stuart Colianni, Stephanie Rosales, and Michael Signorotti</text:p>
          </table:table-cell>
          <table:table-cell office:value-type="float" office:value="2015" calcext:value-type="float">
            <text:p>2015</text:p>
          </table:table-cell>
          <table:table-cell office:value-type="string" calcext:value-type="string">
            <text:p>Semantic Scholar</text:p>
          </table:table-cell>
          <table:table-cell office:value-type="string" calcext:value-type="string">
            <text:p>PAST research has shown that real-time Twitter data can be used to predict market movement of securities and other  financial  instruments  [1].  The  goal  of  this  paper  is to  prove  whether  Twitter  data  relating  to cryptocurrencies  can  be  utilized  to  develop  advantageous  crypto  coin trading strategies. By way of supervised machine learning techniques, our team will outline several machine learning pipelines  with  the  objective  of  identifying  cryptocurrency market movement. The prominent alternative currency examined  in  this  paper  is  Bitcoin  (BTC).  Our  approach  to cleaning data and applying supervised learning algorithms such  as  logistic  regression,  Naive  Bayes,  and  support  vector  machines  leads  to  a  final  hour-to-hour  and  day-to-day prediction accuracy exceeding 90%. In order to achieve this</text:p>
            <text:p>result, rigorous error analysis is employed in order to ensure that accurate inputs are utilized at each step of the model. This analysis yields a 25% accuracy increase on average.</text:p>
          </table:table-cell>
          <table:table-cell office:value-type="string" calcext:value-type="string">
            <text:p>https://www.semanticscholar.org/paper/Algorithmic-Trading-of-Cryptocurrency-Based-on-Colianni-Rosales/9b838a3177523b8179511283b9489caa0f69910d</text:p>
          </table:table-cell>
          <table:table-cell table:number-columns-repeated="1018"/>
        </table:table-row>
        <table:table-row table:style-name="ro3">
          <table:table-cell office:value-type="string" calcext:value-type="string">
            <text:p>Under-optimized smart contracts devour your money</text:p>
          </table:table-cell>
          <table:table-cell office:value-type="string" calcext:value-type="string">
            <text:p>Ting Chen, Xiaoqi Li, Xiapu Luo, Xiaosong Zhang</text:p>
          </table:table-cell>
          <table:table-cell office:value-type="float" office:value="2017" calcext:value-type="float">
            <text:p>2017</text:p>
          </table:table-cell>
          <table:table-cell office:value-type="string" calcext:value-type="string">
            <text:p><text:s/>Software Analysis, Evolution and Reengineering</text:p>
          </table:table-cell>
          <table:table-cell office:value-type="string" calcext:value-type="string">
            <text:p>Smart contracts are full-fledged programs that run on blockchains (e.g., Ethereum, one of the most popular blockchains). In Ethereum, gas (in Ether, a cryptographic currency like Bitcoin) is the execution fee compensating the computing resources of miners for running smart contracts. However, we find that under-optimized smart contracts cost more gas than necessary, and therefore the creators or users will be overcharged. In this work, we conduct the first investigation on Solidity, the recommended compiler, and reveal that it fails to optimize gas-costly programming patterns. In particular, we identify 7 gas-costly patterns and group them to 2 categories. Then, we propose and develop GASPER, a new tool for automatically locating gas-costly patterns by analyzing smart contracts' bytecodes. The preliminary results on discovering 3 representative patterns from 4,240 real smart contracts show that 93.5%, 90.1% and 80% contracts suffer from these 3 patterns, respectively.</text:p>
          </table:table-cell>
          <table:table-cell office:value-type="string" calcext:value-type="string">
            <text:p>http://ieeexplore.ieee.org/document/7884650/</text:p>
          </table:table-cell>
          <table:table-cell table:number-columns-repeated="1018"/>
        </table:table-row>
        <table:table-row table:style-name="ro7">
          <table:table-cell office:value-type="string" calcext:value-type="string">
            <text:p>IcoRating: A Deep-Learning System for Scam ICO Identification</text:p>
          </table:table-cell>
          <table:table-cell office:value-type="string" calcext:value-type="string">
            <text:p>Shuqing Bian, Zhenpeng Deng, Fei Li, Will Monroe, Peng Shi, Zijun Sun, Wei Wu, Sikuang Wang, William Yang Wang, Arianna Yuan, Tianwei Zhang and Jiwei Li</text:p>
          </table:table-cell>
          <table:table-cell office:value-type="float" office:value="2018" calcext:value-type="float">
            <text:p>2018</text:p>
          </table:table-cell>
          <table:table-cell office:value-type="string" calcext:value-type="string">
            <text:p>Computation and Language</text:p>
          </table:table-cell>
          <table:table-cell office:value-type="string" calcext:value-type="string">
            <text:p>Cryptocurrencies (or digital tokens, digital currencies, e.g., BTC, ETH, XRP, NEO) have been rapidly gaining ground in use, value, and understanding among the public, bringing astonishing profits to investors. Unlike other money and banking systems, most digital tokens do not require central authorities. Being decentralized poses significant challenges for credit rating. Most ICOs are currently not subject to government regulations, which makes a reliable credit rating system for ICO projects necessary and urgent.</text:p>
            <text:p>In this paper, we introduce IcoRating, the first learning--based cryptocurrency rating system. We exploit natural-language processing techniques to analyze various aspects of 2,251 digital currencies to date, such as white paper content, founding teams, Github repositories, websites, etc. Supervised learning models are used to correlate the life span and the price change of cryptocurrencies with these features. For the best setting, the proposed system is able to identify scam ICO projects with 0.83 precision.</text:p>
            <text:p>We hope this work will help investors identify scam ICOs and attract more efforts in automatically evaluating and analyzing ICO projects. </text:p>
          </table:table-cell>
          <table:table-cell office:value-type="string" calcext:value-type="string">
            <text:p>https://arxiv.org/abs/1803.03670</text:p>
          </table:table-cell>
          <table:table-cell table:number-columns-repeated="1018"/>
        </table:table-row>
        <table:table-row table:style-name="ro8">
          <table:table-cell office:value-type="string" calcext:value-type="string">
            <text:p>Initial Coin Offerings (ICOs): Risks, Regulation, and Accountability</text:p>
          </table:table-cell>
          <table:table-cell office:value-type="string" calcext:value-type="string">
            <text:p>Usman Chohan</text:p>
          </table:table-cell>
          <table:table-cell office:value-type="float" office:value="2017" calcext:value-type="float">
            <text:p>2017</text:p>
          </table:table-cell>
          <table:table-cell office:value-type="string" calcext:value-type="string">
            <text:p>Discussion Paper Series: Notes on the 21<text:span text:style-name="T1">st</text:span> Century</text:p>
          </table:table-cell>
          <table:table-cell office:value-type="string" calcext:value-type="string">
            <text:p>Initial Coin Offerings (ICOs) provide rapid access to capital for new ventures, but suffer from drawbacks relating to non-regulation, considerable risk, and non-accountability, which has created controversy and raised questions about the mechanisms for regulation in an era of emergent cryptocurrencies. This discussion paper provides a timely review of the regulatory and other risks that ICOs pose for participants, which thereby situates ICOs in the underexplored domain of accountability. </text:p>
          </table:table-cell>
          <table:table-cell office:value-type="string" calcext:value-type="string">
            <text:p>https://papers.ssrn.com/sol3/papers.cfm?abstract_id=3080098</text:p>
          </table:table-cell>
          <table:table-cell table:number-columns-repeated="1018"/>
        </table:table-row>
        <table:table-row table:style-name="ro9">
          <table:table-cell office:value-type="string" calcext:value-type="string">
            <text:p>Cryptoeconomics: Data Application for Token Sales </text:p>
            <text:p>Analysis </text:p>
          </table:table-cell>
          <table:table-cell office:value-type="string" calcext:value-type="string">
            <text:p>Seungmin Jin, Rashid Ali, A.V. Vlasov</text:p>
          </table:table-cell>
          <table:table-cell office:value-type="float" office:value="2017" calcext:value-type="float">
            <text:p>2017</text:p>
          </table:table-cell>
          <table:table-cell office:value-type="string" calcext:value-type="string">
            <text:p>International Conference Information Systems 2017 Special Interest Group on Big Data Proceedings</text:p>
          </table:table-cell>
          <table:table-cell office:value-type="string" calcext:value-type="string">
            <text:p>Initial coin offering, which is called ICO, is rapidly raised its volume as the bypassed crowdfunding. It reached $3.5B in 2017. This is mainly due to five of successful ICOs, Filecoin $257M, Tezos $232M, EOS $185M, Paragon $183M and Bancor $153M. Since these great successes, many startups are jumping into ICO. However, there is no standard criteria to analyze this investment market. Currently, most</text:p>
            <text:p>of token sales rely on their white papers and SNS channels to attract investors, and also we can find its popularity on Google Trends. The goal of this paper is thoughtfully exploring these data sources using big data analysis tools,  then  building  the  visualized  analytics  on  this  market.  Our  main  approach  is  based  on  domain-knowledge to find related criteria. There are several criteria which are widely accepted in this investment markets. We tested the linear correlation between these features and ICO result to validate these criteria. </text:p>
            <text:p>We collected 500 ICO startups to build our database from the ICO-trackers. It consists of founder, white papers,  likes  and  followers  in  Twitter,  ICO  results  so  on.  We  also  collected  USD  exchange  rates  of cryptocurrencies to see the price effect of ICO investments. In this data, we considered top 10 ICO startups in 2017 as the successful cases. Using selected criteria, we modeled the prediction of success by the logistic regression  method,  which  may  solve  our  classification  problem,  successful  or  not.  Our  final  result  is presented as a visual marketing analytics application which is designed on Elasticsearch and Kibana. Kibana is web-based visualization system which connected to the full-search NoSQL database, Elasticsearch. This system analyzes current ICOs status in real-time then visualize whole analysis on the Kibana dashboard. This dashboard provides summarized criteria analysis and the prediction result to monitor ICOs.</text:p>
          </table:table-cell>
          <table:table-cell office:value-type="string" calcext:value-type="string">
            <text:p>http://aisel.aisnet.org/cgi/viewcontent.cgi?article=1001&amp;context=icis2017b</text:p>
          </table:table-cell>
          <table:table-cell table:number-columns-repeated="1018"/>
        </table:table-row>
        <table:table-row table:style-name="ro10">
          <table:table-cell office:value-type="string" calcext:value-type="string">
            <text:p>Exploring Signals for Investing in an Initial Coin Offering (ICO)</text:p>
          </table:table-cell>
          <table:table-cell office:value-type="string" calcext:value-type="string">
            <text:p>Mohit Yadav</text:p>
          </table:table-cell>
          <table:table-cell office:value-type="float" office:value="2017" calcext:value-type="float">
            <text:p>2017</text:p>
          </table:table-cell>
          <table:table-cell office:value-type="string" calcext:value-type="string">
            <text:p>SSRN</text:p>
          </table:table-cell>
          <table:table-cell office:value-type="string" calcext:value-type="string">
            <text:p>In recent years the acceptance of blockchain technology has increased rapidly. Crypto-currency lite Bitcoin or Ethereum are now proposing serious alternatives to the traditional centralized systems. As the crypto-community is relatively new and yet to have a standardization; new and interesting innovations are being created in the crypto ecosystem. One significantly innovation is the new Blockchain startup’s fundraising model- Initial Coin Offerings (ICO). With startup being able to raise 100s of millions of dollars with this model, it has become a significant alternative to traditional venture capital funding mechanism. However, being so new in the ecosystem, the ICOs still have quite a few loose ends; resulting in poor due diligence methodology by investors. In this paper, research is conducted via 6 semi-structured interviews to understand the signals that investors and entrepreneurs could use to invest in an ICO or to attract investments respectively. The insights from the study show that new signals like token liquidity, distribution of token holdings, digital community sentiments, quality of information in white papers, local government sentiments towards blockchain technology and the duration of existence of the startup could provide significant investment information in crypto ecosystem. The goal of the study is just exploratory. Hence the signals are not statistically valid and are primarily designed to open up doors for further in depth research to be built upon.</text:p>
          </table:table-cell>
          <table:table-cell office:value-type="string" calcext:value-type="string">
            <text:p>https://papers.ssrn.com/sol3/papers.cfm?abstract_id=3037106</text:p>
          </table:table-cell>
          <table:table-cell table:number-columns-repeated="1018"/>
        </table:table-row>
        <table:table-row table:style-name="ro10">
          <table:table-cell office:value-type="string" calcext:value-type="string">
            <text:p>Why Do Businesses Go Crypto? An Empirical Analysis of Initial Coin Offerings</text:p>
          </table:table-cell>
          <table:table-cell office:value-type="string" calcext:value-type="string">
            <text:p>Saman Adhami, Giancarlo Giudici, Stefano Martinazzi</text:p>
          </table:table-cell>
          <table:table-cell office:value-type="float" office:value="2017" calcext:value-type="float">
            <text:p>2017</text:p>
          </table:table-cell>
          <table:table-cell office:value-type="string" calcext:value-type="string">
            <text:p>SSRN</text:p>
          </table:table-cell>
          <table:table-cell office:value-type="string" calcext:value-type="string">
            <text:p>Initial Coin Offerings (ICOs) allow companies and entrepreneurs to raise money through cryptocurrencies, in exchange for a ‘token’ that can be sold on the secondary market or used in the future to gain products or services. In the first semester of 2017 only, according to media observers, more than $ 1.2 billion were raised through ICOs, mainly from technology-driven companies in the seed or startup phase.</text:p>
            <text:p>In this work we provide the first comprehensive description of the ICO phenomenon and of the determinants of the token offerings, analyzing a sample of 253 campaigns occurred from 2014 to August 2017. We find that the success rate is quite high (81.0%); the project objective is predominantly related to fintech services, to the development of a blockchain, or to the issuance of new cryptocurrencies. ICO tokens grant contributors the right to access to platform services in 68% of the cases, governance powers in 24.9% of the cases ad profit rights in 26.1% of the cases. The secondary market for ICO tokens is quite liquid on the first day of trading, and the initial underpricing is positive (median value 24.7%).</text:p>
            <text:p>We find that the probability of an ICO success is larger, if the code source is available, if a token presale is organized, and when tokens allow contributors to access a specific service (or to share profits). </text:p>
          </table:table-cell>
          <table:table-cell office:value-type="string" calcext:value-type="string">
            <text:p>https://papers.ssrn.com/sol3/papers.cfm?abstract_id=3046209</text:p>
          </table:table-cell>
          <table:table-cell table:number-columns-repeated="1018"/>
        </table:table-row>
        <table:table-row table:style-name="ro11" table:number-rows-repeated="1048561">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09:02:57.535942245</meta:creation-date>
    <dc:date>2018-03-30T18:13:53.362025068</dc:date>
    <meta:editing-duration>P1DT20H50M36S</meta:editing-duration>
    <meta:editing-cycles>3</meta:editing-cycles>
    <meta:generator>LibreOffice/5.1.6.2$Linux_X86_64 LibreOffice_project/10m0$Build-2</meta:generator>
    <meta:document-statistic meta:table-count="1" meta:cell-count="84" meta:object-count="0"/>
  </office:meta>
</office:document-meta>
</file>